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</style:style>
    <style:style style:name="P2" style:family="paragraph" style:parent-style-name="Standard">
      <style:paragraph-properties fo:line-height="150%"/>
      <style:text-properties officeooo:paragraph-rsid="0012f0f0"/>
    </style:style>
    <style:style style:name="P3" style:family="paragraph" style:parent-style-name="Standard">
      <style:paragraph-properties fo:line-height="150%"/>
      <style:text-properties officeooo:paragraph-rsid="003dbe1f"/>
    </style:style>
    <style:style style:name="P4" style:family="paragraph" style:parent-style-name="Standard">
      <style:paragraph-properties fo:line-height="150%"/>
      <style:text-properties officeooo:paragraph-rsid="00417fde"/>
    </style:style>
    <style:style style:name="P5" style:family="paragraph" style:parent-style-name="Standard">
      <style:paragraph-properties fo:line-height="150%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50%"/>
      <style:text-properties officeooo:rsid="002f0e04" officeooo:paragraph-rsid="002f0e04"/>
    </style:style>
    <style:style style:name="P7" style:family="paragraph" style:parent-style-name="Standard">
      <style:paragraph-properties fo:line-height="150%"/>
      <style:text-properties officeooo:rsid="003a12d1" officeooo:paragraph-rsid="003a12d1"/>
    </style:style>
    <style:style style:name="P8" style:family="paragraph" style:parent-style-name="Standard">
      <style:paragraph-properties fo:line-height="150%"/>
      <style:text-properties officeooo:rsid="00152335" officeooo:paragraph-rsid="00417fde"/>
    </style:style>
    <style:style style:name="P9" style:family="paragraph" style:parent-style-name="Standard">
      <style:paragraph-properties fo:line-height="150%"/>
      <style:text-properties officeooo:paragraph-rsid="0044fa9a"/>
    </style:style>
    <style:style style:name="P10" style:family="paragraph" style:parent-style-name="Standard">
      <style:paragraph-properties fo:line-height="150%"/>
      <style:text-properties officeooo:paragraph-rsid="0049ae2f"/>
    </style:style>
    <style:style style:name="P11" style:family="paragraph" style:parent-style-name="Standard">
      <style:paragraph-properties fo:line-height="150%"/>
      <style:text-properties officeooo:paragraph-rsid="004ae7cd"/>
    </style:style>
    <style:style style:name="T1" style:family="text">
      <style:text-properties officeooo:rsid="0012f0f0"/>
    </style:style>
    <style:style style:name="T2" style:family="text">
      <style:text-properties officeooo:rsid="00134b81"/>
    </style:style>
    <style:style style:name="T3" style:family="text">
      <style:text-properties officeooo:rsid="00152335"/>
    </style:style>
    <style:style style:name="T4" style:family="text">
      <style:text-properties officeooo:rsid="0015edc8"/>
    </style:style>
    <style:style style:name="T5" style:family="text">
      <style:text-properties officeooo:rsid="0018e60f"/>
    </style:style>
    <style:style style:name="T6" style:family="text">
      <style:text-properties officeooo:rsid="0019b6ff"/>
    </style:style>
    <style:style style:name="T7" style:family="text">
      <style:text-properties officeooo:rsid="001b3761"/>
    </style:style>
    <style:style style:name="T8" style:family="text">
      <style:text-properties officeooo:rsid="001c80a4"/>
    </style:style>
    <style:style style:name="T9" style:family="text">
      <style:text-properties officeooo:rsid="001e7d54"/>
    </style:style>
    <style:style style:name="T10" style:family="text">
      <style:text-properties officeooo:rsid="001fb294"/>
    </style:style>
    <style:style style:name="T11" style:family="text">
      <style:text-properties officeooo:rsid="00211341"/>
    </style:style>
    <style:style style:name="T12" style:family="text">
      <style:text-properties officeooo:rsid="0021ab88"/>
    </style:style>
    <style:style style:name="T13" style:family="text">
      <style:text-properties officeooo:rsid="0022fd07"/>
    </style:style>
    <style:style style:name="T14" style:family="text">
      <style:text-properties officeooo:rsid="00247de5"/>
    </style:style>
    <style:style style:name="T15" style:family="text">
      <style:text-properties officeooo:rsid="00251ed8"/>
    </style:style>
    <style:style style:name="T16" style:family="text">
      <style:text-properties officeooo:rsid="00264c5b"/>
    </style:style>
    <style:style style:name="T17" style:family="text">
      <style:text-properties officeooo:rsid="0026fa46"/>
    </style:style>
    <style:style style:name="T18" style:family="text">
      <style:text-properties officeooo:rsid="0027e7ee"/>
    </style:style>
    <style:style style:name="T19" style:family="text">
      <style:text-properties officeooo:rsid="0027fda0"/>
    </style:style>
    <style:style style:name="T20" style:family="text">
      <style:text-properties officeooo:rsid="002905dc"/>
    </style:style>
    <style:style style:name="T21" style:family="text">
      <style:text-properties officeooo:rsid="0029f522"/>
    </style:style>
    <style:style style:name="T22" style:family="text">
      <style:text-properties officeooo:rsid="002b6b4a"/>
    </style:style>
    <style:style style:name="T23" style:family="text">
      <style:text-properties officeooo:rsid="002b940f"/>
    </style:style>
    <style:style style:name="T24" style:family="text">
      <style:text-properties officeooo:rsid="002bcc4d"/>
    </style:style>
    <style:style style:name="T25" style:family="text">
      <style:text-properties officeooo:rsid="002e57de"/>
    </style:style>
    <style:style style:name="T26" style:family="text">
      <style:text-properties officeooo:rsid="002f0e04"/>
    </style:style>
    <style:style style:name="T27" style:family="text">
      <style:text-properties officeooo:rsid="00304da7"/>
    </style:style>
    <style:style style:name="T28" style:family="text">
      <style:text-properties officeooo:rsid="00320bc5"/>
    </style:style>
    <style:style style:name="T29" style:family="text">
      <style:text-properties officeooo:rsid="0033d153"/>
    </style:style>
    <style:style style:name="T30" style:family="text">
      <style:text-properties officeooo:rsid="00345308"/>
    </style:style>
    <style:style style:name="T31" style:family="text">
      <style:text-properties officeooo:rsid="0035a157"/>
    </style:style>
    <style:style style:name="T32" style:family="text">
      <style:text-properties officeooo:rsid="0036c288"/>
    </style:style>
    <style:style style:name="T33" style:family="text">
      <style:text-properties officeooo:rsid="0038b92c"/>
    </style:style>
    <style:style style:name="T34" style:family="text">
      <style:text-properties officeooo:rsid="003a12d1"/>
    </style:style>
    <style:style style:name="T35" style:family="text">
      <style:text-properties fo:font-style="italic" officeooo:rsid="003a12d1" style:font-style-asian="italic" style:font-style-complex="italic"/>
    </style:style>
    <style:style style:name="T36" style:family="text">
      <style:text-properties fo:font-style="italic" officeooo:rsid="003d8e61" style:font-style-asian="italic" style:font-style-complex="italic"/>
    </style:style>
    <style:style style:name="T37" style:family="text">
      <style:text-properties officeooo:rsid="003bb337"/>
    </style:style>
    <style:style style:name="T38" style:family="text">
      <style:text-properties officeooo:rsid="003d8e61"/>
    </style:style>
    <style:style style:name="T39" style:family="text">
      <style:text-properties officeooo:rsid="003dbe1f"/>
    </style:style>
    <style:style style:name="T40" style:family="text">
      <style:text-properties officeooo:rsid="003efc5c"/>
    </style:style>
    <style:style style:name="T41" style:family="text">
      <style:text-properties officeooo:rsid="003fbe86"/>
    </style:style>
    <style:style style:name="T42" style:family="text">
      <style:text-properties officeooo:rsid="00417fde"/>
    </style:style>
    <style:style style:name="T43" style:family="text">
      <style:text-properties officeooo:rsid="0042fd85"/>
    </style:style>
    <style:style style:name="T44" style:family="text">
      <style:text-properties officeooo:rsid="0044993d"/>
    </style:style>
    <style:style style:name="T45" style:family="text">
      <style:text-properties officeooo:rsid="0044b01b"/>
    </style:style>
    <style:style style:name="T46" style:family="text">
      <style:text-properties officeooo:rsid="0044fa9a"/>
    </style:style>
    <style:style style:name="T47" style:family="text">
      <style:text-properties officeooo:rsid="00467efb"/>
    </style:style>
    <style:style style:name="T48" style:family="text">
      <style:text-properties officeooo:rsid="0047545d"/>
    </style:style>
    <style:style style:name="T49" style:family="text">
      <style:text-properties officeooo:rsid="00483112"/>
    </style:style>
    <style:style style:name="T50" style:family="text">
      <style:text-properties officeooo:rsid="0049ae2f"/>
    </style:style>
    <style:style style:name="T51" style:family="text">
      <style:text-properties officeooo:rsid="004ae7cd"/>
    </style:style>
    <style:style style:name="T52" style:family="text">
      <style:text-properties fo:font-weight="bold" officeooo:rsid="004ae7c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Pegada na janela</text:p>
      <text:p text:style-name="P1"/>
      <text:p text:style-name="P9">Está frio nesta noite longa <text:span text:style-name="T25">e sombria </text:span>de inverno. Lá fora não se vê muito movimento nas ruas... <text:span text:style-name="T46">T</text:span><text:span text:style-name="T25">endo em conta </text:span>o forte nevão que cai incessantemente desde <text:span text:style-name="T20">o início d</text:span><text:span text:style-name="T25">est</text:span><text:span text:style-name="T20">a tarde, </text:span><text:span text:style-name="T25">certamente </text:span><text:span text:style-name="T20">só os mal afortunados </text:span><text:span text:style-name="T25">ou os muito desprecavidos</text:span><text:span text:style-name="T20"> andarão </text:span><text:span text:style-name="T10">por aí</text:span>. No aconchego do lar recobro <text:span text:style-name="T11">as minhas</text:span> energias <text:span text:style-name="T11">para o dia que há-de vir. </text:span><text:span text:style-name="T20">Amanhã tenho de limpar o sebo a um bando de vampiros adolescentes que tomaram como dormitório uns pavilhões </text:span><text:span text:style-name="T46">na</text:span><text:span text:style-name="T20"> zona industrial </text:span><text:span text:style-name="T46">há muito </text:span><text:span text:style-name="T20">abandonados.</text:span><text:span text:style-name="T11"> </text:span><text:span text:style-name="T25">Como se o facto de existirem não fosse por si só razão suficiente para </text:span><text:span text:style-name="T38">eu </text:span><text:span text:style-name="T25">querer matá-los, ainda por cima têm os mesmos hábitos boémios dos </text:span><text:span text:style-name="T38">seus </text:span><text:span text:style-name="T25">congéneres humanos, só que o que estes bebem </text:span><text:span text:style-name="T38">em excesso </text:span><text:span text:style-name="T25">não é álcool, </text:span><text:span text:style-name="T38">não senhor</text:span><text:span text:style-name="T25">, </text:span><text:span text:style-name="T38">muito</text:span><text:span text:style-name="T25"> </text:span><text:span text:style-name="T29">embora o resultado seja </text:span><text:span text:style-name="T46">semelhante</text:span><text:span text:style-name="T25">. Por vezes ludibriam jovens menos avisados de terras vizinhas e atraem-nos para </text:span><text:span text:style-name="T38">as suas “</text:span><text:span text:style-name="T36">rave parties</text:span><text:span text:style-name="T38">” de acesso restrito,</text:span><text:span text:style-name="T25"> </text:span><text:span text:style-name="T26">onde </text:span><text:span text:style-name="T29">os malfadados </text:span><text:span text:style-name="T26">acabam por se tornar</text:span><text:span text:style-name="T25"> em </text:span><text:span text:style-name="T29">prato de </text:span><text:span text:style-name="T25">banquete. </text:span><text:span text:style-name="T26">O </text:span><text:span text:style-name="T29">maior </text:span><text:span text:style-name="T26">problema é que apenas eu e mais uns quantos </text:span><text:span text:style-name="T46">(poucos)</text:span><text:span text:style-name="T26"> </text:span><text:span text:style-name="T46">iluminados </text:span><text:span text:style-name="T26">sabemos da sua verdadeira natureza, </text:span><text:span text:style-name="T46">sobretudo porque</text:span><text:span text:style-name="T26"> o vampirismo desta nova </text:span><text:span text:style-name="T29">comunidade</text:span><text:span text:style-name="T26"> só se faz sentir durante a noite, mais especificamente quando estes ajuntamentos têm lugar, tal como se de um ritual </text:span><text:span text:style-name="T46">satânico </text:span><text:span text:style-name="T26">se </text:span><text:span text:style-name="T38">tratasse</text:span><text:span text:style-name="T26">. </text:span><text:span text:style-name="T38">A policia parece não querer saber de nada, ou talvez até nem possa mesmo fazer alguma cousa, pois </text:span><text:span text:style-name="T46">imaginem vocês que</text:span><text:span text:style-name="T38"> os cretinos até o nível de ruído sabem controlar. </text:span><text:span text:style-name="T26">D</text:span><text:span text:style-name="T38">as outras actividades ninguém faz ideia e também não serei eu certamente a contar. D</text:span><text:span text:style-name="T26">urante o dia passam despercebidos como um simples grupo de adolescentes rebeldes dos quais ninguém sabe ou parece sequer questionar-se muito sobre a sua proveniência. Dos outros jovens que </text:span><text:span text:style-name="T46">por infortúnio ou burrice </text:span><text:span text:style-name="T26">lhes caiem nas mãos nunca mais se vê o rasto, </text:span><text:span text:style-name="T46">figuram como dados estatísticos nas colunas de</text:span><text:span text:style-name="T26"> desaparecidos </text:span><text:span text:style-name="T46">n</text:span><text:span text:style-name="T38">os seus locais de origem</text:span><text:span text:style-name="T26">. </text:span><text:span text:style-name="T46">P</text:span><text:span text:style-name="T29">elo que </text:span><text:span text:style-name="T46">consegui </text:span><text:span text:style-name="T31">averigu</text:span><text:span text:style-name="T46">ar</text:span><text:span text:style-name="T29"> </text:span><text:span text:style-name="T38">nas minhas andanças, </text:span><text:span text:style-name="T46">durante os quase três meses em que venho preparando e estudando o terreno, </text:span><text:span text:style-name="T26">já </text:span><text:span text:style-name="T29">lá </text:span><text:span text:style-name="T26">vão </text:span><text:span text:style-name="T38">pelo menos </text:span><text:span text:style-name="T26">quatro </text:span><text:span text:style-name="T46">miúdos</text:span><text:span text:style-name="T26">, </text:span><text:span text:style-name="T46">todos </text:span><text:span text:style-name="T38">em diferentes condados vizinhos, </text:span><text:span text:style-name="T46">e isto contando </text:span><text:span text:style-name="T38">só </text:span><text:span text:style-name="T26">desde o início do ano...</text:span></text:p>
      <text:p text:style-name="P6"/>
      <text:p text:style-name="P3"><text:span text:style-name="T23">E</text:span><text:span text:style-name="T11">nterro-me</text:span> no sofá. <text:span text:style-name="T23">Estico as pernas para diante</text:span><text:span text:style-name="T11"> na direcção da lareira </text:span><text:span text:style-name="T10">ateada </text:span><text:span text:style-name="T20">e </text:span><text:span text:style-name="T11">amparo-as preguiçosamente sobre a </text:span><text:span text:style-name="T31">novíssima </text:span><text:span text:style-name="T11">mesa de centro</text:span>. <text:span text:style-name="T11">Ainda me sinto meio zonzo. Sem querer dou um toque no copo de vinho e derrubo-o </text:span><text:span text:style-name="T38">sobre</text:span><text:span text:style-name="T11"> o tapete </text:span><text:span text:style-name="T29">persa</text:span><text:span text:style-name="T11">. Por sorte ficou inteiro, mas é </text:span><text:span text:style-name="T20">com mágoa </text:span><text:span text:style-name="T31">que </text:span><text:span text:style-name="T20">vejo </text:span><text:span text:style-name="T11">a nódoa </text:span><text:span text:style-name="T29">arroxeada </text:span><text:span text:style-name="T11">espalha</text:span><text:span text:style-name="T20">r</text:span><text:span text:style-name="T11">-se mais rapidamente do que </text:span><text:span text:style-name="T31">as metáteses de </text:span><text:span text:style-name="T11">um cancro. </text:span><text:span text:style-name="T23">Afinal de contas era uma prenda da minha mãe </text:span><text:span text:style-name="T39">recebida aquando do</text:span><text:span text:style-name="T23"> dia de estreia da nova casa, </text:span><text:span text:style-name="T39">enfim..</text:span><text:span text:style-name="T23">. </text:span><text:span text:style-name="T11">Reviro os olhos e por um breve instante fito na direção da janela </text:span><text:span text:style-name="T23">da habitação</text:span><text:span text:style-name="T11">. </text:span>O ar quente e abafado da sala em contraste com a temperatura rígida lá de fora provoca uma névoa de vapor de água que <text:span text:style-name="T23">pousa</text:span> decidida n<text:span text:style-name="T11">o vidro</text:span> fronteiriç<text:span text:style-name="T11">o</text:span>. O <text:span text:style-name="T11">facto de estar</text:span> embaciado chama-me a atenção por um momento <text:span text:style-name="T20">pois há uma forma que </text:span><text:span text:style-name="T26">com clareza </text:span><text:span text:style-name="T20">se destaca </text:span><text:span text:style-name="T26">do todo </text:span><text:span text:style-name="T23">mais uniforme </text:span><text:span text:style-name="T47">e embaciado</text:span>. Vejo uma pegada <text:span text:style-name="T10">na janela</text:span>, ou melhor, uma impressão palmar. <text:span text:style-name="T23">Uma palmada</text:span> <text:span text:style-name="T10">distorcida..</text:span>. <text:span text:style-name="T47">Não sei </text:span><text:soft-page-break/><text:span text:style-name="T47">bem... </text:span>Pensando melhor acho que vou voltar a chamar-lhe pegada pois o <text:span text:style-name="T47">contorno do desenho</text:span> não me parece ser de mão humana. É <text:span text:style-name="T39">demasiado comprida, sobretudo </text:span><text:span text:style-name="T47">a zona dos</text:span><text:span text:style-name="T39"> dedos que me parecem anormalmente alongados, e àquela altura, um primeiro andar sem varandas... é impossível alguém normal lá chegar.</text:span> <text:span text:style-name="T39">Mas esperem... há algo de mais errado ainda... Aproximo-me com curiosidade. </text:span><text:span text:style-name="T24">N</text:span>oto <text:span text:style-name="T39">agora uma</text:span> <text:span text:style-name="T39">outra, parcial,</text:span> <text:span text:style-name="T39">junto ao puxador mas </text:span>assente no lado de dentro da vidraça <text:span text:style-name="T39">e não do lado de fora como a primeira. Esta é diferente, humana e jovem pelo tamanho reduzido, com certeza. C</text:span>ontinuo a olhar <text:span text:style-name="T39">embasbacado</text:span>. Eu sei que não fui <text:span text:style-name="T9">eu</text:span> e <text:span text:style-name="T10">desde há duas</text:span> estaçõ<text:span text:style-name="T10">es que</text:span> estou sozinho <text:span text:style-name="T31">nesta</text:span> casa. <text:span text:style-name="T47">Esta minha percepção é mais do que </text:span>suficiente para me pôr os <text:span text:style-name="T31">nervos em franja. </text:span><text:span text:style-name="T47">A</text:span><text:span text:style-name="T39">tento de novo na primeira, a qual, </text:span><text:span text:style-name="T47">sem sombra de dúvidas,</text:span><text:span text:style-name="T39"> constato agora ser</text:span> uma mãozada <text:span text:style-name="T10">característica </text:span>de vampiro... <text:span text:style-name="T5">Sim. É isso! Concluo ao examinar mais de perto. </text:span>Todos os meus sentidos ficam em alerta máximo nesse instante. Sinto os alarmes na base <text:span text:style-name="T11">militar </text:span>de cada pêlo a <text:span text:style-name="T26">entoarem</text:span><text:span text:style-name="T21"> o som das</text:span> ordens para um arrepio coordenado. <text:span text:style-name="T39">O que se passa aqui? Será que t</text:span>enho um vampiro dentro de casa... <text:span text:style-name="T21">Mas como?... </text:span><text:span text:style-name="T5">Maldito vinho tinto que me deixou adormecer o cérebro </text:span><text:span text:style-name="T9">desprevenido </text:span><text:span text:style-name="T5">no sofá... </text:span><text:span text:style-name="T39">Muito provavelmente ter-me-ei esquecido de fechar a porta das traseiras da última vez que fui buscar lenha para a fogueira, </text:span><text:span text:style-name="T47">presumo</text:span><text:span text:style-name="T39">... </text:span><text:span text:style-name="T47">Não me recordo com nitidez de nada que se tenha passado na última hora e meia, altura em que meu “Cassio” de pulso parece ter entrado em hibernação.</text:span><text:span text:style-name="T39"> Mas quem me manda a mim beber apenas por beber, como se isso ajudasse a passar o tempo de solidão...</text:span></text:p>
      <text:p text:style-name="P2"/>
      <text:p text:style-name="P4"><text:span text:style-name="T1">As luzes do apartamento devem ter-se enchido de medo </text:span><text:span text:style-name="T39">sensivelmente</text:span><text:span text:style-name="T1"> </text:span><text:span text:style-name="T9">ao mesmo tempo que eu </text:span><text:span text:style-name="T24">o sentia </text:span><text:span text:style-name="T39">a crescer em</text:span><text:span text:style-name="T24"> mim</text:span><text:span text:style-name="T1">. Ou isso ou alguém as apagou propositadamente, </text:span><text:span text:style-name="T31">o c</text:span><text:span text:style-name="T9">erto é que resolveram deixar-me </text:span><text:span text:style-name="T24">a sós no escuro </text:span><text:span text:style-name="T26">com uma miriade de demónios a povoarem-me de imediato a cabeça. Começo a imaginar cenas e personagens de horror</text:span><text:span text:style-name="T9">. </text:span><text:span text:style-name="T1">Fico no escuro e sinto que estou nu, vulnerável. Felizmente tenho a lareira à distância de um braço. Um pequeno esforço </text:span><text:span text:style-name="T32">na direcção da ténue fonte de luminosidade </text:span><text:span text:style-name="T1">é </text:span><text:span text:style-name="T26">suficiente </text:span><text:span text:style-name="T32">para </text:span><text:span text:style-name="T1">cons</text:span><text:span text:style-name="T32">eguir</text:span><text:span text:style-name="T1"> alcançar o </text:span><text:span text:style-name="T6">atiçador</text:span><text:span text:style-name="T1"> de </text:span><text:span text:style-name="T6">ferro negro </text:span><text:span text:style-name="T11">que deixara encostado no ca</text:span><text:span text:style-name="T21">n</text:span><text:span text:style-name="T11">to da mesma</text:span><text:span text:style-name="T1">. Ouço passos numa sala ao lado, decididamente tenho companhia! A luz decide dar o ar da sua graça </text:span><text:span text:style-name="T26">e regressa para junto de mim</text:span><text:span text:style-name="T1"> por breves milésimos de segundo, pouco </text:span><text:span text:style-name="T21">tempo </text:span><text:span text:style-name="T1">para </text:span><text:span text:style-name="T26">que consiga ver</text:span><text:span text:style-name="T1"> algo de jeito mas o suficiente para que a minha mente se sinta ludibriada e </text:span><text:span text:style-name="T21">incentivada a</text:span><text:span text:style-name="T1"> fabricar imagens </text:span><text:span text:style-name="T26">cada vez mais reais</text:span><text:span text:style-name="T1">. </text:span><text:span text:style-name="T30">Agora p</text:span><text:span text:style-name="T1">areceu-me ter visto uma sombra </text:span><text:span text:style-name="T26">que se</text:span><text:span text:style-name="T1"> alonga</text:span><text:span text:style-name="T26">va</text:span><text:span text:style-name="T1"> junto à ombreira da porta da sala </text:span><text:span text:style-name="T12">mas </text:span><text:span text:style-name="T26">sinceramente </text:span><text:span text:style-name="T12">não tenho certeza de nada</text:span><text:span text:style-name="T1">. Continuo imerso numa escuridão medonha </text:span><text:span text:style-name="T32">e </text:span><text:span text:style-name="T40">uma</text:span><text:span text:style-name="T32"> mente assustada é pródiga em imaginação fértil. </text:span><text:span text:style-name="T47">Ao fundo, n</text:span><text:span text:style-name="T1">a rua </text:span><text:span text:style-name="T47">que parece ter-se afastado de minha casa agora</text:span><text:span text:style-name="T13"> </text:span><text:span text:style-name="T1">nem carros passam nem barulhos se ouvem. É quase como se o mundo lá fora tivesse parado de propósito para assistir ao espectáculo que está prestes a </text:span><text:span text:style-name="T40">ter lugar</text:span><text:span text:style-name="T1"> </text:span><text:span text:style-name="T27">neste palco ingrato em que a minha sala de estar se transformou</text:span><text:span text:style-name="T1">. </text:span><text:span text:style-name="T47">E eu não tive tempo de ler a peça ou estudar o guião.</text:span><text:span text:style-name="T1"> </text:span><text:span text:style-name="T2">Dou dois ou três passos em </text:span><text:soft-page-break/><text:span text:style-name="T2">frente e logo sinto o bafo quente de algo que respira demasiado perto de mim. Assustado, empunho a arma e desfiro vários golpes em todas as direcções na esperança de esventrar o </text:span><text:span text:style-name="T47">biltre </text:span><text:span text:style-name="T2">desgraçado. Em vão. Não sinto </text:span><text:span text:style-name="T32">mais </text:span><text:span text:style-name="T2">nada a ser perfurado </text:span><text:span text:style-name="T13">para além do encosto do caríssimo sofá de pele </text:span><text:span text:style-name="T22">que comprei há pouco mais de meio ano</text:span><text:span text:style-name="T2">. </text:span><text:span text:style-name="T27">Merda! </text:span><text:span text:style-name="T32">- Gritei na minha mente.</text:span><text:span text:style-name="T27"> </text:span><text:span text:style-name="T40">Por este andar destruo todo o recheio da casa em três tempos. </text:span><text:span text:style-name="T3">Por momentos o silêncio </text:span><text:span text:style-name="T32">tenebroso </text:span><text:span text:style-name="T3">é interrompido. </text:span><text:span text:style-name="T32">Há a</text:span><text:span text:style-name="T3">lguém </text:span><text:span text:style-name="T32">que </text:span><text:span text:style-name="T3">me bate à porta </text:span><text:span text:style-name="T40">com</text:span><text:span text:style-name="T3"> pancad</text:span><text:span text:style-name="T40">inh</text:span><text:span text:style-name="T3">as </text:span><text:span text:style-name="T40">suaves e </text:span><text:span text:style-name="T3">intermitentes, </text:span><text:span text:style-name="T40">a mesma porta das traseiras que eu julgo ter esquecido entreaberta</text:span><text:span text:style-name="T3">. O mais estranho é que outro alguém a abre, </text:span><text:span text:style-name="T41">creio</text:span><text:span text:style-name="T14"> eu </text:span><text:span text:style-name="T32">perceber</text:span><text:span text:style-name="T3">. Ouço o ruído do vento a entrar e sinto </text:span><text:span text:style-name="T27">o</text:span><text:span text:style-name="T3"> frio </text:span><text:span text:style-name="T27">que com ele </text:span><text:span text:style-name="T32">viaja</text:span><text:span text:style-name="T27"> </text:span><text:span text:style-name="T3">a estatelar-se </text:span><text:span text:style-name="T27">descarado </text:span><text:span text:style-name="T3">na minha face, </text:span><text:span text:style-name="T48">um ligeiro assobio completa a figura</text:span><text:span text:style-name="T3">. De seguid</text:span><text:span text:style-name="T14">a</text:span><text:span text:style-name="T3"> a porta fecha-se com estrondo </text:span><text:span text:style-name="T32">e concluo que estava certo. </text:span><text:span text:style-name="T48">Como detesto por vezes ter razão! </text:span><text:span text:style-name="T3">Neste preciso momento sinto-me um</text:span><text:span text:style-name="T41">a espécie de</text:span><text:span text:style-name="T3"> gladiador romano no meio de uma arena cheia de feras prestes a levar uma dentada a qualquer momento, não de um leão ou tigre mas de algo bem pior </text:span><text:span text:style-name="T41">que não me mataria de modo convencional </text:span><text:span text:style-name="T48">ou permanente</text:span><text:span text:style-name="T3">. Estou em clara desvantagem, não vejo um palmo à frente dos olhos e lutar assim </text:span><text:span text:style-name="T7">cego </text:span><text:span text:style-name="T3">é </text:span><text:span text:style-name="T32">coisa </text:span><text:span text:style-name="T3">de loucos. Não! Não vou morrer assim! - Exclamo a meia voz, </text:span><text:span text:style-name="T48">com medo que me ouçam e me julguem</text:span><text:span text:style-name="T3">. Podem achar que é cobardia mas eu </text:span><text:span text:style-name="T14">prefiro chamar-lhe</text:span><text:span text:style-name="T3"> inteligência. </text:span><text:span text:style-name="T8">Todos os caçadores de vampiros que ao longo da história da família se armaram em heróis não viveram até à velhice. Foi assim com o meu avô e antes </text:span><text:span text:style-name="T48">sucedeu </text:span><text:span text:style-name="T8">com o pai dele. </text:span><text:span text:style-name="T41">O meu pai teve destino diferente mas também ele se foi no calor de uma luta desleal. Basta de mortes inglórias na família!</text:span><text:span text:style-name="T3"> </text:span><text:span text:style-name="T41">- </text:span><text:span text:style-name="T3">“Viver para lutar noutro dia” - É a ideia que me vem à cabeça, </text:span><text:span text:style-name="T14">algo que li num livro qualquer </text:span><text:span text:style-name="T27">do qual nunca fixei o nome </text:span><text:span text:style-name="T32">nem </text:span><text:span text:style-name="T42">tampouco </text:span><text:span text:style-name="T32">recordo o autor</text:span><text:span text:style-name="T3">. </text:span></text:p>
      <text:p text:style-name="P8"/>
      <text:p text:style-name="P10"><text:span text:style-name="T8">A</text:span><text:span text:style-name="T3">tiro o </text:span><text:span text:style-name="T27">ferro</text:span><text:span text:style-name="T3"> para o lado e corro o mais </text:span><text:span text:style-name="T6">rápido </text:span><text:span text:style-name="T3">que </text:span><text:span text:style-name="T6">as minhas pernas permitem</text:span><text:span text:style-name="T3"> em</text:span><text:span text:style-name="T4"> direcção à janela grande da sala, </text:span><text:span text:style-name="T32">graças ao reflexo das labaredas é </text:span><text:span text:style-name="T15">a única coisa medianamente visível nesta habitação invadida. A mesma janela</text:span><text:span text:style-name="T4"> da pegada </text:span><text:span text:style-name="T15">misteriosa</text:span><text:span text:style-name="T4">. </text:span><text:span text:style-name="T27">A</text:span><text:span text:style-name="T6"> mesma </text:span><text:span text:style-name="T32">vidraça </text:span><text:span text:style-name="T6">na qual eu </text:span><text:span text:style-name="T27">me vejo agora forçado a desferir uma valente</text:span><text:span text:style-name="T6"> </text:span><text:span text:style-name="T27">sapatada. </text:span><text:span text:style-name="T32">A ideia é </text:span><text:span text:style-name="T6">despedaçar o vidro </text:span><text:span text:style-name="T32">para me</text:span><text:span text:style-name="T27"> poder atirar</text:span><text:span text:style-name="T6"> para a neve </text:span><text:span text:style-name="T32">que </text:span><text:span text:style-name="T6">espero seja espessa e fofa </text:span><text:span text:style-name="T32">o quanto baste</text:span><text:span text:style-name="T6"> para me amparar a queda. </text:span><text:span text:style-name="T27">Digo-vos já que </text:span><text:span text:style-name="T42">a</text:span><text:span text:style-name="T8"> sorte não foi </text:span><text:span text:style-name="T27">lá muito </text:span><text:span text:style-name="T8">minha amiga </text:span><text:span text:style-name="T42">neste </text:span><text:span text:style-name="T49">pormenor</text:span><text:span text:style-name="T42"> </text:span><text:span text:style-name="T49">da fuga</text:span><text:span text:style-name="T8">. </text:span><text:span text:style-name="T16">Não só porque fiz mil e um cortes num dos braços </text:span><text:span text:style-name="T42">que raspou onde não devia</text:span><text:span text:style-name="T16"> mas também porque me parece que aterrei no único sítio onde a camada de neve terá pouco mais de um palmo de altura </text:span><text:span text:style-name="T49">a separá-la da calçada</text:span><text:span text:style-name="T16">. As minhas costelas doridas que o digam e confirmem, </text:span><text:span text:style-name="T27">provavelmente terei mesmo fracturado alguma </text:span><text:span text:style-name="T49">coisa</text:span><text:span text:style-name="T16">. A custo, levanto </text:span><text:span text:style-name="T27">o peso do meu corpo combalido </text:span><text:span text:style-name="T16">e olho na direcção da </text:span><text:span text:style-name="T32">maldita </text:span><text:span text:style-name="T16">janela. </text:span><text:span text:style-name="T33">No</text:span><text:span text:style-name="T16"> vidro</text:span><text:span text:style-name="T33"> vejo apenas</text:span><text:span text:style-name="T16"> uma cratera enorme </text:span><text:span text:style-name="T30">rompida de dentro para fora </text:span><text:span text:style-name="T16">que espreita para </text:span><text:span text:style-name="T30">o interior</text:span><text:span text:style-name="T16"> da habitação </text:span><text:span text:style-name="T27">e </text:span><text:span text:style-name="T16">nada </text:span><text:span text:style-name="T27">mais</text:span><text:span text:style-name="T16">. </text:span><text:span text:style-name="T33">Mas no</text:span><text:span text:style-name="T16"> chão diante de mim, </text:span><text:span text:style-name="T27">bem </text:span><text:span text:style-name="T16">assentes no manto branco, vejo dois pares </text:span><text:span text:style-name="T43">distintos </text:span><text:span text:style-name="T16">de pegadas que se </text:span><text:span text:style-name="T27">deslocam</text:span><text:span text:style-name="T16"> </text:span><text:span text:style-name="T27">em</text:span><text:span text:style-name="T16"> volta da minha casa na direcção </text:span><text:span text:style-name="T17">da </text:span><text:span text:style-name="T43">referida </text:span><text:span text:style-name="T17">porta das traseiras. </text:span><text:span text:style-name="T43">Pergunto-me se serão</text:span><text:span text:style-name="T17"> pegadas de vampiro estas </text:span><text:span text:style-name="T43">ou se são humanas</text:span><text:span text:style-name="T17">. </text:span><text:span text:style-name="T43">O calçado é igual para todos.</text:span><text:span text:style-name="T17"> </text:span><text:span text:style-name="T42">Decido segui-las, </text:span><text:soft-page-break/><text:span text:style-name="T42">mesmo </text:span><text:span text:style-name="T17">a cambalear e </text:span><text:span text:style-name="T42">com uma mão a </text:span><text:span text:style-name="T17">agarra</text:span><text:span text:style-name="T42">r</text:span><text:span text:style-name="T49">-se à</text:span><text:span text:style-name="T17"> zona dos rins </text:span><text:span text:style-name="T42">tenho de saber o que se passa aqui</text:span><text:span text:style-name="T17">. Vejo que efectivamente se dirigem para a minha casa. </text:span><text:span text:style-name="T27">Como não sei, mas a</text:span><text:span text:style-name="T17"> porta do lado de trás está entreaberta </text:span><text:span text:style-name="T49">de novo</text:span><text:span text:style-name="T17">. Ouço vozes e mais concretamente </text:span><text:span text:style-name="T33">aquilo que me parecem ser</text:span><text:span text:style-name="T17"> ris</text:span><text:span text:style-name="T44">o</text:span><text:span text:style-name="T17">s de troça. Reconheço esta</text:span><text:span text:style-name="T33">s</text:span><text:span text:style-name="T17"> vozes </text:span><text:span text:style-name="T33">com total nitidez</text:span><text:span text:style-name="T17">. São os miúdos do Jonas, o carpinteiro que vive ao cimo da </text:span><text:span text:style-name="T49">azinhaga que serpenteia por detrás do muro que separa os quintais do carreiro de terra batida que dá para os lotes mais acima</text:span><text:span text:style-name="T17">. Pestes mais devassas que estes dois adolescentes não há </text:span><text:span text:style-name="T49">ou não conheço</text:span><text:span text:style-name="T17">. </text:span><text:span text:style-name="T19">Andam sempre a pregar partidas de mau gosto aos velhotes cá do bairro, desta feita </text:span><text:span text:style-name="T49">tiveram o desplante de me</text:span><text:span text:style-name="T19"> </text:span><text:span text:style-name="T49">incluírem</text:span><text:span text:style-name="T19"> também a mim na palhaçada. </text:span><text:span text:style-name="T33">Como se atrevem </text:span><text:span text:style-name="T49">estes pirralhos </text:span><text:span text:style-name="T33">?... </text:span><text:span text:style-name="T17">Começo a </text:span><text:span text:style-name="T44">desconfiar que talvez tenha sido</text:span><text:span text:style-name="T17"> vitima de uma trapaça de </text:span><text:span text:style-name="T33">H</text:span><text:span text:style-name="T17">alloween embora no calendário </text:span><text:span text:style-name="T44">essa data seja só amanhã</text:span><text:span text:style-name="T17">. <text:s/></text:span><text:span text:style-name="T18">- </text:span><text:span text:style-name="T17">“</text:span><text:span text:style-name="T19">Malditos Jonas! </text:span><text:span text:style-name="T18">Se os apanho mato-os à </text:span><text:span text:style-name="T49">porrada</text:span><text:span text:style-name="T18">! Bandidos!” - Bradei junto à entrada, </text:span><text:span text:style-name="T49">desta feita sem qualquer</text:span><text:span text:style-name="T18"> </text:span><text:span text:style-name="T49">receio em ser ouvido</text:span><text:span text:style-name="T18">, momentos antes de me </text:span><text:span text:style-name="T44">debruçar</text:span><text:span text:style-name="T18"> sob a ombreira da porta.</text:span><text:span text:style-name="T17"> </text:span><text:span text:style-name="T18">Primeiro fez-se silêncio, depois ouvi</text:span><text:span text:style-name="T33">u</text:span><text:span text:style-name="T18">-se um grito, e logo de seguida mais outro, um misto de horror e de dor </text:span><text:span text:style-name="T19">soltos pelo mesmo conjunto de vozes </text:span><text:span text:style-name="T49">que soaram um tanto ou quanto atabalhoados</text:span><text:span text:style-name="T18">. </text:span><text:span text:style-name="T44">Os donos dos gritos são os mesmos </text:span><text:span text:style-name="T49">dos risos</text:span><text:span text:style-name="T44">. Esgueiro-me</text:span><text:span text:style-name="T18"> para o lado de dentro no preciso </text:span><text:span text:style-name="T49">segundo</text:span><text:span text:style-name="T18"> em que a electricidade resolve </text:span><text:span text:style-name="T44">ressuscitar </text:span><text:span text:style-name="T18">aos sobressaltos. Ora liga, ora desliga, </text:span><text:span text:style-name="T49">equiparando-se à</text:span><text:span text:style-name="T18"> dança de </text:span><text:span text:style-name="T33">holofotes</text:span><text:span text:style-name="T18"> de uma qualquer discoteca moderna. </text:span><text:span text:style-name="T33">Quase que juro que o</text:span><text:span text:style-name="T18"> meu coração parou de bater perante o macabro teatro. </text:span><text:span text:style-name="T27">Não minha frente não tinha dois miúdos mas sim uns dez ou doze. Os filhos do Jonas estavam lá </text:span><text:span text:style-name="T44">sim, </text:span><text:span text:style-name="T27">mas há sua volta estava uma dúzia de </text:span><text:span text:style-name="T44">outros </text:span><text:span text:style-name="T27">jovens </text:span><text:span text:style-name="T44">de origem duvidosa,</text:span><text:span text:style-name="T27"> habitantes de determinada parte da zona industrial </text:span><text:span text:style-name="T50">acima mencionada</text:span><text:span text:style-name="T27">. </text:span><text:span text:style-name="T44">Em uníssono, c</text:span><text:span text:style-name="T27">omeçaram a bater palmas a</text:span><text:span text:style-name="T44">o duo e</text:span><text:span text:style-name="T27"> </text:span><text:span text:style-name="T44">a </text:span><text:span text:style-name="T50">felicitarem</text:span><text:span text:style-name="T27">-nos por terem levado com êxito a tarefa até ao fim. </text:span><text:span text:style-name="T28">Pelo que percebo o</text:span><text:span text:style-name="T27"> objectivo era </text:span><text:span text:style-name="T28">mesmo </text:span><text:span text:style-name="T27">pregarem-me uma partida. </text:span><text:span text:style-name="T28">Foi no preciso momento em que os dois putos ingénuos se </text:span><text:span text:style-name="T50">congratulavam</text:span><text:span text:style-name="T28"> mutuamente </text:span><text:span text:style-name="T50">pelo feito </text:span><text:span text:style-name="T28">que a escumalha que tinham em redor deles </text:span><text:span text:style-name="T44">se aprontou</text:span><text:span text:style-name="T28"> a </text:span><text:span text:style-name="T44">desvendar a</text:span><text:span text:style-name="T28"> sua verdadeira face. </text:span><text:span text:style-name="T33">Quando </text:span><text:span text:style-name="T44">há pouco </text:span><text:span text:style-name="T33">falei em peça de teatro era a isto que me referia </text:span><text:span text:style-name="T44">e que agora desvendo</text:span><text:span text:style-name="T33">. Uma elaborada encenação comandada por vampiros. </text:span><text:span text:style-name="T28">Foi com terror que presenciei o brotar de caninos pontiagudos de todos os lados </text:span><text:span text:style-name="T44">de </text:span><text:span text:style-name="T33">onde sorriam rostos </text:span><text:span text:style-name="T50">de jovens</text:span><text:span text:style-name="T33"> um pouco mais esbranquiçados do que a tez normal, </text:span><text:span text:style-name="T28">em gestos semelhantes ao rosnar de cães raivosos. Petrificados de surpresa e horror, os </text:span><text:span text:style-name="T34">dois </text:span><text:span text:style-name="T28">gémeos não tiveram sequer hipótese de esboçar </text:span><text:span text:style-name="T33">uma única</text:span><text:span text:style-name="T28"> palavra ou gesto </text:span><text:span text:style-name="T33">que fosse,</text:span><text:span text:style-name="T28"> antes de verem os seus pescoços perfurados e </text:span><text:span text:style-name="T34">retorcidos, o que fez com que de imediato os seus corpos se desmoronassem sem vida no soalho. </text:span><text:span text:style-name="T50">Morreram ali mesmo na frente. </text:span><text:span text:style-name="T34">Os risos macabros, </text:span><text:span text:style-name="T44">agora com outros protagonistas,</text:span><text:span text:style-name="T34"> fizeram-se ouvir mais alto </text:span><text:span text:style-name="T44">do que antes.</text:span><text:span text:style-name="T34"> No instante que se seguiu todas as atenções </text:span><text:span text:style-name="T50">daqueles</text:span><text:span text:style-name="T34"> olhos </text:span><text:span text:style-name="T50">irrigados de sangue</text:span><text:span text:style-name="T34"> ficaram focadas em mim. </text:span><text:span text:style-name="T50">O</text:span><text:span text:style-name="T34"> bando de hienas esfomeadas avanç</text:span><text:span text:style-name="T44">ou</text:span><text:span text:style-name="T34"> na minha direcção...</text:span></text:p>
      <text:p text:style-name="P7"/>
      <text:p text:style-name="P11"><text:span text:style-name="T50">A única coisa que me lembro a seguir foi do</text:span><text:span text:style-name="T34"> som do copo de vidro a estatelar-se no chão, </text:span><text:span text:style-name="T50">o que me </text:span><text:soft-page-break/><text:span text:style-name="T50">acordou</text:span><text:span text:style-name="T34"> </text:span><text:span text:style-name="T50">ou transportou </text:span><text:span text:style-name="T34">para </text:span><text:span text:style-name="T50">um</text:span><text:span text:style-name="T34"> mundo </text:span><text:span text:style-name="T50">mais calmo</text:span><text:span text:style-name="T34">. Esta</text:span><text:span text:style-name="T45">ria</text:span><text:span text:style-name="T34"> a sonhar? </text:span><text:span text:style-name="T50">- Oh meu Deus!... </text:span><text:span text:style-name="T34">O copo de vidro </text:span><text:span text:style-name="T50">toca</text:span><text:span text:style-name="T45"> o solo </text:span><text:span text:style-name="T50">e</text:span><text:span text:style-name="T45"> </text:span><text:span text:style-name="T34">part</text:span><text:span text:style-name="T50">e-se</text:span><text:span text:style-name="T34"> mesmo sobre o tapete. </text:span><text:span text:style-name="T45">A</text:span><text:span text:style-name="T34"> nódoa roxa começa efectivamente a surgir. Na outra mão que não abriu, a esquerda, empunho o atiçador de ferro que sempre deixo junto à borda da lareira. Olho para a janela da sala e vejo uma </text:span><text:span text:style-name="T50">impressão</text:span><text:span text:style-name="T34"> no vidro embaciado. A sensação de “</text:span><text:span text:style-name="T35">deja vu</text:span><text:span text:style-name="T34">” atinge-me como um droga fort</text:span><text:span text:style-name="T37">e. Ouço o vento a entrar pela sala adentro, irrompendo decidido na minha direcção, trazendo com ele o frio da rua. A luz do candeeiro sofre um sobressalto e eu nem paro para pensar. </text:span><text:span text:style-name="T50">Os lugares comuns são demasiados e o meu cérebro grita como deve ter gritado a personagem do famoso quadro do Eduard Munch. </text:span><text:span text:style-name="T37">Desato a correr na direção da janela e espatifo o vidro com um forte pontapé. Dou mais uns quantos para eliminar as arestas pontiagudas e atiro-me pelo buraco. Não tenho cortes nem sinto dor alguma, menos mal. Olho pela segunda vez </text:span><text:span text:style-name="T50">(???) </text:span><text:span text:style-name="T37">nesta noite para a estúpida janela e detecto sombras que se alongam no tecto da sala. Sem olhar para trás ponho-me em fuga </text:span><text:span text:style-name="T51">sem rumo pré-definido</text:span><text:span text:style-name="T37">. </text:span><text:span text:style-name="T51">As premonições, se é que se tratou mesmo de uma, nunca são bom agouro. Voltarei assim que a luz do dia o permita. Tenho de repensar se </text:span><text:span text:style-name="T37">amanhã vou </text:span><text:span text:style-name="T51">ou não </text:span><text:span text:style-name="T37">trabalhar. </text:span><text:span text:style-name="T51">A minha identidade, o meu plano e o meu propósito nesta terra podem ter sido comprometidos. Tudo por culpa de uma simples...</text:span></text:p>
      <text:p text:style-name="P11"><text:span text:style-name="T52">Pegada na janela</text:span><text:span text:style-name="T51">.</text:span><text:line-break/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ulo Cristo</meta:initial-creator>
    <meta:creation-date>2012-01-29T01:31:26</meta:creation-date>
    <dc:date>2012-12-30T16:44:52</dc:date>
    <meta:editing-duration>PT3H6M23S</meta:editing-duration>
    <meta:editing-cycles>30</meta:editing-cycles>
    <meta:generator>LibreOffice/3.6$MacOSX_x86 LibreOffice_project/da8c1e6-fd468f4-454e206-f42a4a9-143cfd</meta:generator>
    <meta:document-statistic meta:table-count="0" meta:image-count="0" meta:object-count="0" meta:page-count="5" meta:paragraph-count="7" meta:word-count="2488" meta:character-count="14004" meta:non-whitespace-character-count="11519"/>
  </office:meta>
</office:document-meta>
</file>